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Heading1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>Logbook Screenshots</text:h>
      <text:p text:style-name="Normal"/>
      <text:p text:style-name="Normal"><draw:frame draw:style-name="a0" draw:name="Picture 1" text:anchor-type="as-char" svg:x="0in" svg:y="0in" svg:width="6.26806in" svg:height="2.06389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><draw:frame draw:style-name="a1" draw:name="Picture 1" text:anchor-type="as-char" svg:x="0in" svg:y="0in" svg:width="6.26806in" svg:height="2.74722in" style:rel-width="scale" style:rel-height="scale"><draw:image xlink:href="media/image2.png" xlink:type="simple" xlink:show="embed" xlink:actuate="onLoad"/><svg:title/><svg:desc/></draw:frame></text:p>
      <text:p text:style-name="Normal"/>
      <text:soft-page-break/>
      <text:p text:style-name="Normal"><draw:frame draw:style-name="a2" draw:name="Picture 1" text:anchor-type="as-char" svg:x="0in" svg:y="0in" svg:width="6.26806in" svg:height="6.06042in" style:rel-width="scale" style:rel-height="scale"><draw:image xlink:href="media/image3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NL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language="nl" fo:country="NL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 fo:language="nl" fo:country="NL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 fo:language="nl" fo:country="NL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 fo:language="nl" fo:country="NL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 fo:language="nl" fo:country="NL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 fo:language="nl" fo:country="NL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 fo:language="nl" fo:country="NL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 fo:language="nl" fo:country="NL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 fo:language="nl" fo:country="NL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 fo:language="nl" fo:country="NL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language="nl" fo:country="NL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 fo:language="nl" fo:country="NL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 fo:language="nl" fo:country="NL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 fo:language="nl" fo:country="NL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zur (A.) Aben</meta:initial-creator>
    <dc:creator>Azur (A.) Aben</dc:creator>
    <meta:creation-date>2026-02-24T08:52:00Z</meta:creation-date>
    <dc:date>2026-02-24T08:55:00Z</dc:date>
    <meta:template xlink:href="Normal.dotm" xlink:type="simple"/>
    <meta:editing-cycles>1</meta:editing-cycles>
    <meta:editing-duration>PT180S</meta:editing-duration>
    <meta:document-statistic meta:page-count="2" meta:paragraph-count="1" meta:word-count="4" meta:character-count="28" meta:row-count="1" meta:non-whitespace-character-count="25"/>
  </office:meta>
</office:document-meta>
</file>